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81604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44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ro5" style:family="table-row">
      <style:table-row-properties style:row-height="57.6pt" style:use-optimal-row-height="true" fo:break-before="auto"/>
    </style:style>
    <style:style style:name="ro6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9">
            <text:p>Verify that user is not able to register using existing Username #E2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Enter @FirstName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13. Click on "Register" button</text:p>
          </table:table-cell>
          <table:table-cell office:value-type="string" table:style-name="ce4">
            <text:p>A page with following message is displayed:</text:p>
            <text:p/>
            <text:p>"THANK YOU FOR JOINING!"</text:p>
            <text:p>You're almost there!</text:p>
            <text:p>For your security, an email verification has been sent to your email address. Please follow the instructions in the email to verify your account.</text:p>
            <text:p/>
            <text:p>Didn't receive the email? Click the button to resend it."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4. Verify that Email for account verification<text:s/></text:p>
            <text:p>is received</text:p>
          </table:table-cell>
          <table:table-cell office:value-type="string" table:style-name="ce3">
            <text:p>Email for account verification is received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15. Click on the link in the received email</text:p>
          </table:table-cell>
          <table:table-cell office:value-type="string" table:style-name="ce4">
            <text:p>Registration is finalized. Dashboard app is displayed with the message that confirms successful registr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6. On browser open again @URL</text:p>
          </table:table-cell>
          <table:table-cell office:value-type="string" table:style-name="ce4">
            <text:p>Dashboard app landing page with log in and<text:s/></text:p>
            <text:p>register options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7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8. Enter @FirstName2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9. Enter @LastName2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0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1. Enter @Email2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2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23. Select @Date2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4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5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5">
          <table:table-cell office:value-type="string" table:style-name="ce3">
            <text:p>26. Click on "Register" button</text:p>
          </table:table-cell>
          <table:table-cell office:value-type="string" table:style-name="ce4">
            <text:p>Username field is red and there is following validation message under the field: "Entered Username already exists in system. Please choose another one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Em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Hill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ehill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ema.hills@gmail.com">ema.hills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date" office:date-value="1997-10-12T00:00:00" table:style-name="ce8">
            <text:p>12.10.199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ho15!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2</text:p>
          </table:table-cell>
          <table:table-cell office:value-type="string" table:style-name="ce3">
            <text:p>Elle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2</text:p>
          </table:table-cell>
          <table:table-cell office:value-type="string" table:style-name="ce3">
            <text:p>Hill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2</text:p>
          </table:table-cell>
          <table:table-cell office:value-type="string" table:style-name="ce7">
            <text:p><text:a xlink:href="mailto:ellen.hills@gmail.com">ellen.hills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2</text:p>
          </table:table-cell>
          <table:table-cell office:value-type="date" office:date-value="1987-01-10T00:00:00" table:style-name="ce8">
            <text:p>10.1.1987</text:p>
          </table:table-cell>
          <table:table-cell table:number-columns-repeated="16382"/>
        </table:table-row>
        <table:table-row table:number-rows-repeated="104853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34:58Z</meta:creation-date>
    <dc:date>2022-07-01T08:46:58Z</dc:date>
  </office:meta>
</office:document-meta>
</file>